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C39A49A1C4505504.png" manifest:media-type="image/png"/>
  <manifest:file-entry manifest:full-path="Pictures/100056B8000052220000741E44FA47160C5061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4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535353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pt" style:font-size-asian="13pt" style:font-size-complex="13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.5pt" style:font-size-asian="13.1000003814697pt" style:font-size-complex="13.1000003814697pt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7" style:family="paragraph">
      <loext:graphic-properties draw:fill="solid" draw:fill-color="#000000"/>
      <style:paragraph-properties style:writing-mode="lr-tb"/>
      <style:text-properties fo:color="#000000" loext:opacity="100%" fo:font-size="22pt" style:font-size-asian="22pt" style:font-size-complex="22pt"/>
    </style:style>
    <style:style style:name="P8" style:family="paragraph">
      <loext:graphic-properties draw:fill="solid" draw:fill-color="#535353"/>
      <style:paragraph-properties style:writing-mode="lr-tb"/>
      <style:text-properties fo:color="#000000" loext:opacity="100%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azi Typewriter" fo:font-size="10pt" style:font-size-asian="10pt" style:font-name-complex="DejaVuSans" style:font-size-complex="10pt"/>
    </style:style>
    <style:style style:name="T2" style:family="text">
      <style:text-properties fo:color="#000000" loext:opacity="100%" style:font-name="Nazi Typewriter" fo:font-size="10.5pt" style:font-size-asian="10.5pt" style:font-name-complex="DejaVuSans" style:font-size-complex="10.5pt"/>
    </style:style>
    <style:style style:name="T3" style:family="text">
      <style:text-properties fo:color="#000000" loext:opacity="100%" style:font-name="Nazi Typewriter" fo:font-size="13.1000003814697pt" style:font-size-asian="13.1000003814697pt" style:font-name-complex="DejaVuSans" style:font-size-complex="13.1000003814697pt"/>
    </style:style>
    <style:style style:name="T4" style:family="text">
      <style:text-properties fo:color="#000000" loext:opacity="100%" style:font-name="NaziTypewriter1" fo:font-size="9pt" style:font-size-asian="9pt" style:font-name-complex="NaziTypewriter1" style:font-size-complex="9pt"/>
    </style:style>
    <style:style style:name="T5" style:family="text">
      <style:text-properties fo:color="#000000" loext:opacity="100%" style:font-name="NaziTypewriter1" fo:font-size="8pt" style:font-size-asian="8pt" style:font-name-complex="NaziTypewrite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7.17cm" svg:y1="1.3cm" svg:x2="13.966cm" svg:y2="1.3cm">
          <text:p/>
        </draw:line>
        <draw:line draw:style-name="gr1" draw:text-style-name="P1" draw:layer="layout" svg:x1="27.17cm" svg:y1="2cm" svg:x2="13.966cm" svg:y2="2cm">
          <text:p/>
        </draw:line>
        <draw:line draw:style-name="gr1" draw:text-style-name="P1" draw:layer="layout" svg:x1="27.17cm" svg:y1="2.7cm" svg:x2="13.966cm" svg:y2="2.7cm">
          <text:p/>
        </draw:line>
        <draw:line draw:style-name="gr1" draw:text-style-name="P1" draw:layer="layout" svg:x1="27.17cm" svg:y1="3.4cm" svg:x2="13.966cm" svg:y2="3.4cm">
          <text:p/>
        </draw:line>
        <draw:line draw:style-name="gr1" draw:text-style-name="P1" draw:layer="layout" svg:x1="27.17cm" svg:y1="4.1cm" svg:x2="13.966cm" svg:y2="4.1cm">
          <text:p/>
        </draw:line>
        <draw:line draw:style-name="gr1" draw:text-style-name="P1" draw:layer="layout" svg:x1="27.17cm" svg:y1="4.8cm" svg:x2="13.966cm" svg:y2="4.8cm">
          <text:p/>
        </draw:line>
        <draw:line draw:style-name="gr1" draw:text-style-name="P1" draw:layer="layout" svg:x1="27.17cm" svg:y1="5.5cm" svg:x2="13.966cm" svg:y2="5.5cm">
          <text:p/>
        </draw:line>
        <draw:line draw:style-name="gr1" draw:text-style-name="P1" draw:layer="layout" svg:x1="27.17cm" svg:y1="6.2cm" svg:x2="13.966cm" svg:y2="6.2cm">
          <text:p/>
        </draw:line>
        <draw:line draw:style-name="gr1" draw:text-style-name="P1" draw:layer="layout" svg:x1="27.17cm" svg:y1="6.9cm" svg:x2="13.966cm" svg:y2="6.9cm">
          <text:p/>
        </draw:line>
        <draw:line draw:style-name="gr1" draw:text-style-name="P1" draw:layer="layout" svg:x1="27.17cm" svg:y1="7.6cm" svg:x2="13.966cm" svg:y2="7.6cm">
          <text:p/>
        </draw:line>
        <draw:line draw:style-name="gr1" draw:text-style-name="P1" draw:layer="layout" svg:x1="27.17cm" svg:y1="8.3cm" svg:x2="13.966cm" svg:y2="8.3cm">
          <text:p/>
        </draw:line>
        <draw:line draw:style-name="gr1" draw:text-style-name="P1" draw:layer="layout" svg:x1="27.17cm" svg:y1="9cm" svg:x2="13.966cm" svg:y2="9cm">
          <text:p/>
        </draw:line>
        <draw:line draw:style-name="gr1" draw:text-style-name="P1" draw:layer="layout" svg:x1="27.17cm" svg:y1="9.7cm" svg:x2="13.966cm" svg:y2="9.7cm">
          <text:p/>
        </draw:line>
        <draw:line draw:style-name="gr1" draw:text-style-name="P1" draw:layer="layout" svg:x1="27.17cm" svg:y1="10.4cm" svg:x2="13.966cm" svg:y2="10.4cm">
          <text:p/>
        </draw:line>
        <draw:line draw:style-name="gr1" draw:text-style-name="P1" draw:layer="layout" svg:x1="27.17cm" svg:y1="11.1cm" svg:x2="13.966cm" svg:y2="11.1cm">
          <text:p/>
        </draw:line>
        <draw:line draw:style-name="gr1" draw:text-style-name="P1" draw:layer="layout" svg:x1="27.17cm" svg:y1="11.8cm" svg:x2="13.966cm" svg:y2="11.8cm">
          <text:p/>
        </draw:line>
        <draw:line draw:style-name="gr1" draw:text-style-name="P1" draw:layer="layout" svg:x1="27.17cm" svg:y1="12.5cm" svg:x2="13.966cm" svg:y2="12.5cm">
          <text:p/>
        </draw:line>
        <draw:line draw:style-name="gr1" draw:text-style-name="P1" draw:layer="layout" svg:x1="27.17cm" svg:y1="13.2cm" svg:x2="13.966cm" svg:y2="13.2cm">
          <text:p/>
        </draw:line>
        <draw:line draw:style-name="gr1" draw:text-style-name="P1" draw:layer="layout" svg:x1="27.17cm" svg:y1="13.9cm" svg:x2="13.966cm" svg:y2="13.9cm">
          <text:p/>
        </draw:line>
        <draw:line draw:style-name="gr1" draw:text-style-name="P1" draw:layer="layout" svg:x1="27.17cm" svg:y1="14.6cm" svg:x2="13.966cm" svg:y2="14.6cm">
          <text:p/>
        </draw:line>
        <draw:line draw:style-name="gr1" draw:text-style-name="P1" draw:layer="layout" svg:x1="27.17cm" svg:y1="15.3cm" svg:x2="13.966cm" svg:y2="15.3cm">
          <text:p/>
        </draw:line>
        <draw:line draw:style-name="gr1" draw:text-style-name="P1" draw:layer="layout" svg:x1="27.17cm" svg:y1="16cm" svg:x2="13.966cm" svg:y2="16cm">
          <text:p/>
        </draw:line>
        <draw:line draw:style-name="gr1" draw:text-style-name="P1" draw:layer="layout" svg:x1="27.17cm" svg:y1="16.7cm" svg:x2="13.966cm" svg:y2="16.7cm">
          <text:p/>
        </draw:line>
        <draw:line draw:style-name="gr1" draw:text-style-name="P1" draw:layer="layout" svg:x1="27.17cm" svg:y1="17.4cm" svg:x2="13.966cm" svg:y2="17.4cm">
          <text:p/>
        </draw:line>
        <draw:line draw:style-name="gr1" draw:text-style-name="P1" draw:layer="layout" svg:x1="27.17cm" svg:y1="18.1cm" svg:x2="13.966cm" svg:y2="18.1cm">
          <text:p/>
        </draw:line>
        <draw:line draw:style-name="gr1" draw:text-style-name="P1" draw:layer="layout" svg:x1="27.17cm" svg:y1="18.8cm" svg:x2="13.966cm" svg:y2="18.8cm">
          <text:p/>
        </draw:line>
        <draw:line draw:style-name="gr1" draw:text-style-name="P1" draw:layer="layout" svg:x1="27.17cm" svg:y1="19.5cm" svg:x2="13.966cm" svg:y2="19.5cm">
          <text:p/>
        </draw:line>
        <draw:line draw:style-name="gr1" draw:text-style-name="P1" draw:layer="layout" svg:x1="27.17cm" svg:y1="20.2cm" svg:x2="13.966cm" svg:y2="20.2cm">
          <text:p/>
        </draw:line>
        <draw:line draw:style-name="gr1" draw:text-style-name="P1" draw:layer="layout" svg:x1="27.17cm" svg:y1="20.9cm" svg:x2="13.966cm" svg:y2="20.9cm">
          <text:p/>
        </draw:line>
      </draw:page>
      <draw:page draw:name="page2" draw:style-name="dp1" draw:master-page-name="master-page3">
        <draw:line draw:style-name="gr1" draw:text-style-name="P1" draw:layer="layout" svg:x1="13.97cm" svg:y1="1.3cm" svg:x2="0.7cm" svg:y2="1.3cm">
          <text:p/>
        </draw:line>
        <draw:line draw:style-name="gr1" draw:text-style-name="P1" draw:layer="layout" svg:x1="13.97cm" svg:y1="2cm" svg:x2="0.7cm" svg:y2="2cm">
          <text:p/>
        </draw:line>
        <draw:line draw:style-name="gr1" draw:text-style-name="P1" draw:layer="layout" svg:x1="13.97cm" svg:y1="2.7cm" svg:x2="0.7cm" svg:y2="2.7cm">
          <text:p/>
        </draw:line>
        <draw:line draw:style-name="gr1" draw:text-style-name="P1" draw:layer="layout" svg:x1="13.97cm" svg:y1="3.4cm" svg:x2="0.7cm" svg:y2="3.4cm">
          <text:p/>
        </draw:line>
        <draw:line draw:style-name="gr1" draw:text-style-name="P1" draw:layer="layout" svg:x1="13.97cm" svg:y1="4.1cm" svg:x2="0.7cm" svg:y2="4.1cm">
          <text:p/>
        </draw:line>
        <draw:line draw:style-name="gr1" draw:text-style-name="P1" draw:layer="layout" svg:x1="13.97cm" svg:y1="4.8cm" svg:x2="0.7cm" svg:y2="4.8cm">
          <text:p/>
        </draw:line>
        <draw:line draw:style-name="gr1" draw:text-style-name="P1" draw:layer="layout" svg:x1="13.97cm" svg:y1="5.5cm" svg:x2="0.7cm" svg:y2="5.5cm">
          <text:p/>
        </draw:line>
        <draw:line draw:style-name="gr1" draw:text-style-name="P1" draw:layer="layout" svg:x1="13.97cm" svg:y1="6.2cm" svg:x2="0.7cm" svg:y2="6.2cm">
          <text:p/>
        </draw:line>
        <draw:line draw:style-name="gr1" draw:text-style-name="P1" draw:layer="layout" svg:x1="13.97cm" svg:y1="6.9cm" svg:x2="0.7cm" svg:y2="6.9cm">
          <text:p/>
        </draw:line>
        <draw:line draw:style-name="gr1" draw:text-style-name="P1" draw:layer="layout" svg:x1="13.97cm" svg:y1="7.6cm" svg:x2="0.7cm" svg:y2="7.6cm">
          <text:p/>
        </draw:line>
        <draw:line draw:style-name="gr1" draw:text-style-name="P1" draw:layer="layout" svg:x1="13.97cm" svg:y1="8.3cm" svg:x2="0.7cm" svg:y2="8.3cm">
          <text:p/>
        </draw:line>
        <draw:line draw:style-name="gr1" draw:text-style-name="P1" draw:layer="layout" svg:x1="13.97cm" svg:y1="9cm" svg:x2="0.7cm" svg:y2="9cm">
          <text:p/>
        </draw:line>
        <draw:line draw:style-name="gr1" draw:text-style-name="P1" draw:layer="layout" svg:x1="13.97cm" svg:y1="9.7cm" svg:x2="0.7cm" svg:y2="9.7cm">
          <text:p/>
        </draw:line>
        <draw:line draw:style-name="gr1" draw:text-style-name="P1" draw:layer="layout" svg:x1="13.97cm" svg:y1="10.4cm" svg:x2="0.7cm" svg:y2="10.4cm">
          <text:p/>
        </draw:line>
        <draw:line draw:style-name="gr1" draw:text-style-name="P1" draw:layer="layout" svg:x1="13.97cm" svg:y1="11.1cm" svg:x2="0.7cm" svg:y2="11.1cm">
          <text:p/>
        </draw:line>
        <draw:line draw:style-name="gr1" draw:text-style-name="P1" draw:layer="layout" svg:x1="13.97cm" svg:y1="11.8cm" svg:x2="0.7cm" svg:y2="11.8cm">
          <text:p/>
        </draw:line>
        <draw:line draw:style-name="gr1" draw:text-style-name="P1" draw:layer="layout" svg:x1="13.97cm" svg:y1="12.5cm" svg:x2="0.7cm" svg:y2="12.5cm">
          <text:p/>
        </draw:line>
        <draw:line draw:style-name="gr1" draw:text-style-name="P1" draw:layer="layout" svg:x1="13.97cm" svg:y1="13.2cm" svg:x2="0.7cm" svg:y2="13.2cm">
          <text:p/>
        </draw:line>
        <draw:line draw:style-name="gr1" draw:text-style-name="P1" draw:layer="layout" svg:x1="13.97cm" svg:y1="13.9cm" svg:x2="0.7cm" svg:y2="13.9cm">
          <text:p/>
        </draw:line>
        <draw:line draw:style-name="gr1" draw:text-style-name="P1" draw:layer="layout" svg:x1="13.97cm" svg:y1="14.6cm" svg:x2="0.7cm" svg:y2="14.6cm">
          <text:p/>
        </draw:line>
        <draw:line draw:style-name="gr1" draw:text-style-name="P1" draw:layer="layout" svg:x1="13.97cm" svg:y1="15.3cm" svg:x2="0.7cm" svg:y2="15.3cm">
          <text:p/>
        </draw:line>
        <draw:line draw:style-name="gr1" draw:text-style-name="P1" draw:layer="layout" svg:x1="13.97cm" svg:y1="16cm" svg:x2="0.7cm" svg:y2="16cm">
          <text:p/>
        </draw:line>
        <draw:line draw:style-name="gr1" draw:text-style-name="P1" draw:layer="layout" svg:x1="13.97cm" svg:y1="16.7cm" svg:x2="0.7cm" svg:y2="16.7cm">
          <text:p/>
        </draw:line>
        <draw:line draw:style-name="gr1" draw:text-style-name="P1" draw:layer="layout" svg:x1="13.97cm" svg:y1="17.4cm" svg:x2="0.7cm" svg:y2="17.4cm">
          <text:p/>
        </draw:line>
        <draw:line draw:style-name="gr1" draw:text-style-name="P1" draw:layer="layout" svg:x1="13.97cm" svg:y1="18.1cm" svg:x2="0.7cm" svg:y2="18.1cm">
          <text:p/>
        </draw:line>
        <draw:line draw:style-name="gr1" draw:text-style-name="P1" draw:layer="layout" svg:x1="13.97cm" svg:y1="18.8cm" svg:x2="0.7cm" svg:y2="18.8cm">
          <text:p/>
        </draw:line>
        <draw:line draw:style-name="gr1" draw:text-style-name="P1" draw:layer="layout" svg:x1="13.97cm" svg:y1="19.5cm" svg:x2="0.7cm" svg:y2="19.5cm">
          <text:p/>
        </draw:line>
        <draw:line draw:style-name="gr1" draw:text-style-name="P1" draw:layer="layout" svg:x1="13.97cm" svg:y1="20.2cm" svg:x2="0.7cm" svg:y2="20.2cm">
          <text:p/>
        </draw:line>
        <draw:line draw:style-name="gr1" draw:text-style-name="P1" draw:layer="layout" svg:x1="13.97cm" svg:y1="20.9cm" svg:x2="0.7cm" svg:y2="20.9cm">
          <text:p/>
        </draw:line>
        <draw:frame draw:style-name="gr2" draw:text-style-name="P3" draw:layer="layout" svg:width="3.428cm" svg:height="0.533cm" svg:x="19.091cm" svg:y="4.565cm">
          <draw:text-box>
            <text:p text:style-name="P2"><text:span text:style-name="T1">DATOS PERSONALES</text:span></text:p>
          </draw:text-box>
        </draw:frame>
        <draw:g>
          <draw:path draw:style-name="gr3" draw:text-style-name="P4" draw:layer="layout" svg:width="0.673cm" svg:height="1.528cm" svg:x="19.871cm" svg:y="16.508cm" svg:viewBox="0 0 674 1529" svg:d="M670 1519c-34-9-65-21-96-36 0-2 0-3-1-3h-1c-2-60-44-122-81-161-6-6-16-3-16 7 5 48 23 95 53 131-51-31-97-71-139-117 1-2 1-4 1-6 1-39-5-80-17-117-9-28-22-64-46-78-5-3-12 1-12 8-1 46 7 94 28 136-7-9-14-19-21-29-43-61-80-129-111-198 0-1 0-2 0-4 0-1 0-3-1-4 1-1 3-1 3-3 40-63 34-159 16-230-2-8-12-9-16-3-36 59-36 126-25 190-20-53-37-110-47-168-5-24-7-49-8-72 1 0 2 0 3-1 58-39 91-125 100-195 0-9-8-17-16-9-41 42-71 93-90 150 2-91 21-177 53-261 1 1 3 3 5 3 67-3 133-69 167-128 3-8-4-18-11-15-49 18-94 44-134 79 37-78 84-150 137-218h1c33-18 72-34 99-62 23-24 35-60 48-93 4-10-8-15-16-10 0 0-1 0-2 0-29 3-56 16-78 39-25 26-36 61-54 92-40 48-77 102-109 159 9-81 21-167 1-246-1-9-12-9-16-2-53 81-59 197-3 280-36 66-63 137-81 210-2-30-3-62-7-92-2-21 3-61-14-76-3-3-8-4-11-2-61 42-35 196 18 232 0 1 1 1 2 1-9 57-13 113-8 170 0 1 0 3 0 3 2 21 5 40 8 61 2 14 5 28 9 41-15-25-33-52-49-75-20-27-43-47-73-57-7-2-13 4-12 12 15 78 69 146 140 168 2 0 3 0 5-1 22 78 53 153 91 223-16-14-32-26-49-37-23-14-56-36-83-27-5 2-9 8-7 13 23 78 97 129 171 107 16 27 34 53 52 79 28 38 58 78 94 112-44-25-99-30-143-26-8 2-13 11-7 18 49 53 125 74 189 47 1-1 2-1 3-2 63 52 133 90 213 103 4 2 8-8 1-10zM408 61c-1 2-1 4-2 7-4 3-7 5-9 8 3-5 7-11 11-15z">
            <text:p/>
          </draw:path>
          <draw:path draw:style-name="gr3" draw:text-style-name="P4" draw:layer="layout" svg:width="0.513cm" svg:height="0.727cm" svg:x="20.372cm" svg:y="16.879cm" svg:viewBox="0 0 514 728" svg:d="M71 433v2c-6 57-8 113-21 170-3 17-7 35-13 50 1-6 3-14 6-22 5-30 11-61 14-90 9-76 15-150 15-225 0 37 1 78-1 115zM420 135c7-8 16-15 22-23 7-6 8-13 14-19 13-13 67-23 57-54-4-12-20-30-32-25-7 2-5 5-10 10-19 17-38 31-56 51-39 41-73 88-107 135-39 57-82 113-113 177-19 43-47 81-68 125 0-1 2-19-1-18-2 2-2 5-2 8 5-53 18-109 15-165l-4-99-3-55c0 1 1 1 1 1-1-6-1-11-1-16 0-1 0-2 0-4 0 0 0 2 0 3 0-3 0-3 0-4v-11c-3-37-4-67-4-67 0 0 1 21 1 45-1-28-5-59-8-88 0 3 1 7 3 5 3 0-3-37-5-35-1 1-2 3-2 3-2-8-2-17-15-15-15 1-31 13-44 23-10 7-24 19-27 32-1 8 3 13 3 19 0 4-3 11-2 18 1 10 3 19 4 27 2 17 5 33 7 50 0 6 8 99 7 101 1-1 1-2 3-3 0 8 0 16 1 24-3 0-1-6-4-6-7 1-2 81 0 91 0 17 0 34-2 53 0 7-1 15-1 23 0 1 1 18 3 11 0 3 0 5 0 6 0-1-2-1-2-2-1 1 0 21 0 21-1 8-3 14-5 23-7 23-9 50-13 75-3 27-8 54-16 80-3 10-14 28-14 39-1 37 67 22 79 4 20-29 25-69 40-102 22-47 47-90 71-137 4-8 7-20 11-29 7-17 19-34 29-48 45-72 90-140 142-206 15-19 32-35 48-52z">
            <text:p/>
          </draw:path>
          <draw:path draw:style-name="gr3" draw:text-style-name="P4" draw:layer="layout" svg:width="0.766cm" svg:height="0.471cm" svg:x="20.656cm" svg:y="17.122cm" svg:viewBox="0 0 767 472" svg:d="M646 129c-5 25-9 57-22 79-3 8-1 5-9 7-4 2-14 0-20-1-8-1-18-2-25-8-10-11-9-27-8-42 1-14 6-30 11-43 2-5 16-32 14-38 0-2-9 14-10 14 5-9 10-15 13-20-1 0 0-2 1-4v1l2-1v-1c11-17 41-56 57-30 11 23 0 66-4 87zM492 368h-1c-66 11 10-140 12-149l-4 8c10-26 21-47 28-54 8 43 50 59 85 65-23 50-65 120-120 130zM175 272c0 2-2 5-2 7 0-5 0-8 4-10zM174 288c-4 6-4 17-4 27 0-11 0-22 3-33 0 0 2 4 1 6zM203 186c0 2-1 3-1 4-1 0-1 0-1-1 0-2 2-4 3-6 0 1-1 3-1 3zM54 295l-2 5 2-7c1-1 1-1 0 1zM241 226l-11 41c4-14 7-28 11-41zM244 212v3c0 1 0 1 0 2 0-2 0-4 0-5zM764 194c0 0 1 1 0 0-4-7-9-3-15 0-24 5-46 11-70 15 9-31 18-64 20-96 2-13 3-25 0-38-1-7-4-15-8-21 0 0-10-15-7-7v-1l-3-7 3 3c0-4-13-14-13-14-20-22-47-37-73-22-17 10-30 28-41 45-4 6-8 13-11 20-2 8-9 29-13 33-3 4-15 4-21 8-8 4-15 8-21 13-16 9-27 26-38 41-6 10-13 21-19 33-16 16-36 49-40 56-13 17-26 35-39 52-7 9-13 19-21 27-2 1-16 23-15 23 2-1 4-3 7-5-14 16-31 30-48 43-11 9-32 28-45 17-6-3-8-12-10-18-5-26-2-59 3-86 9-58 26-114 48-169 10-25 20-50 38-70 1-1 5 2 6 2 1-2-6-4-6-3-8 5-14 15-20 25-14 24-24 53-33 81 6-22 15-44 23-66 6-11 13-28 23-37 27-24 16 53 14 63l2-18c-2 0-13 44-13 44l4-3c-4 6-11 11-1 20 11 9 36-8 42-20 5-12 7-31 8-43 1-23-4-35-12-53-7-19-15-30-36-33-18-3-33 6-46 17-19 15-34 35-47 57-3 6-32 70-31 71l3-5c-4 10-7 19-9 29-2 0 1-9 0-9-3 0-8 15-13 27-12 19-27 42-25 45 2 0 4 0 5-2-11 15-31 32-46 44-9 8-31 30-42 23-27-15 28-119 25-119-3-1-23 47-26 58 9-30 21-60 37-87-1 3-4 7-2 7 2 2 13-16 11-18 0 0-2 0-3 0 3-3 6-4 6-9 0-8-18-17-24-20-15-7-31-9-41 0-16 11-20 31-26 49-1 5-16 67-13 69 1-2 1-3 2-5l-2 16c-1 0 0-4-1-4-7 0-5 31-4 36 3 15 14 26 22 39 6 8 10 15 16 21 10 8 4 0 10 2h-1c-1 6 29 15 35 15 28-8 48-45 64-68 2-4 3-7 6-9-2 19-4 39-4 60 0 10 0 23 1 34 0 3 7 22 7 17l3 14c-1-1-3-9-3-9-5 5 17 38 21 43 6 9 15 12 26 14 31 4 61-16 84-36 40-38 77-82 107-128 2-4 4-8 7-11 0 41 24 84 58 101 15 9 32 12 49 11 16-3 32-13 44-22 11-10 37-27 42-42 0-1-1 0-4 2l23-29c1 1-6 9-6 9 6 3 34-44 38-46 5-10 11-22 17-32 5-8 4-7 12-10-1 0 9-3 11-3 8-1 100-8 78-41z">
            <text:p/>
          </draw:path>
          <draw:path draw:style-name="gr3" draw:text-style-name="P4" draw:layer="layout" svg:width="0.103cm" svg:height="0.167cm" svg:x="20.718cm" svg:y="17.054cm" svg:viewBox="0 0 104 168" svg:d="M9 123h-2c2 0 2 0 2-1 0 1 0 1 0 1zM62 107c2-4 6-6 9-10 3-7 3-14 7-20 4-3 10-6 12-9 8-8 16-20 13-31-3-12-12-24-20-31-10-6-24-8-36-3-1 1-11 3-8 7 1 2 1 2 4 2-8 6-20 16-3 22-2 4 0 11 0 12-1 5-12 37-19 54l9-17c-5 14-10 26-18 36 5-11-6 1-6 4-8-4-6 23-5 26l5 9c1 3-1 5 5 9 6 3 9-1 13-3 10-3 16-15 23-22 3-2-1-1-1-1 10-11 1 2 10-4 10-8 11-19 20-28-10 3-17 10-23 19-8 10-14 17-23 22 10-7 15-15 23-30 2-2 4-4 8-6-3-3-3-5 1-7z">
            <text:p/>
          </draw:path>
          <draw:path draw:style-name="gr3" draw:text-style-name="P4" draw:layer="layout" svg:width="0.673cm" svg:height="1.529cm" svg:x="21.167cm" svg:y="16.508cm" svg:viewBox="0 0 674 1530" svg:d="M6 1530c79-13 151-50 213-103 1 1 1 1 1 1 67 28 142 7 190-46 6-7 2-16-5-17-45-5-101 1-144 24 34-34 66-72 94-112 18-26 35-52 52-78 74 21 147-28 171-107 1-6-2-12-7-13-27-10-60 12-83 27-17 11-33 23-49 37 37-71 69-145 91-223 1 1 3 1 5 1 70-23 124-90 139-168 1-7-4-14-11-12-31 9-54 30-73 58-17 22-34 49-49 74 3-13 6-27 9-41 3-21 6-40 8-61 0-1 0-1 0-3 3-56 2-114-8-170 1 0 1 0 2 0 52-37 79-191 17-232-3-3-8-2-9 1-17 15-14 55-16 76-3 30-5 62-7 92-18-73-46-144-79-211 54-81 49-198-4-279-4-8-15-8-18 1-18 79-6 165 3 246-32-57-69-110-109-159-18-31-29-66-54-92-22-23-49-36-80-39 0 0-1 0-3 0-6-5-17 0-14 10 13 33 26 69 48 93 27 28 66 44 100 62 53 68 101 140 138 218-41-35-86-61-135-79-9-3-14 7-10 15 34 59 99 125 166 128 3 0 4-2 5-3 32 84 53 170 53 261-18-57-50-108-90-150-6-8-16 0-15 9 9 70 41 156 99 195 2 1 3 1 5 1-2 23-6 48-10 72-10 57-27 114-47 168 12-65 11-131-25-190-3-6-13-5-16 3-17 71-24 167 16 230 1 2 1 2 3 3-1 1-1 3-1 4-1 2 0 3 0 4-30 70-69 137-111 198-6 10-14 20-20 29 18-42 28-90 28-136 0-7-7-11-13-8-24 14-35 50-45 78-13 37-18 78-17 117 0 2 1 4 1 6-42 46-89 86-139 117 29-36 46-83 53-131 1-10-11-13-16-7-38 39-80 101-81 161h-1c-1 0-2 1-2 3-30 15-63 27-96 36-7 2-4 12 2 11zM277 75c-3-2-6-4-8-8-2-2-2-4-4-6 5 4 8 10 12 14z">
            <text:p/>
          </draw:path>
        </draw:g>
        <draw:frame draw:style-name="gr4" draw:text-style-name="P5" draw:layer="layout" svg:width="1.842cm" svg:height="0.533cm" svg:x="17.386cm" svg:y="8.07cm">
          <draw:text-box>
            <text:p text:style-name="P2"><text:span text:style-name="T1">Email: </text:span></text:p>
          </draw:text-box>
        </draw:frame>
        <draw:frame draw:style-name="gr5" draw:text-style-name="P5" draw:layer="layout" svg:width="2.246cm" svg:height="0.533cm" svg:x="17.39cm" svg:y="9.464cm">
          <draw:text-box>
            <text:p text:style-name="P2"><text:span text:style-name="T2">Telefono: </text:span></text:p>
          </draw:text-box>
        </draw:frame>
        <draw:frame draw:style-name="gr6" draw:text-style-name="P5" draw:layer="layout" svg:width="0.459cm" svg:height="0.517cm" svg:x="18.136cm" svg:y="9.39cm">
          <draw:text-box>
            <text:p text:style-name="P2"><text:span text:style-name="T1">´</text:span><text:span text:style-name="T3"> </text:span></text:p>
          </draw:text-box>
        </draw:frame>
        <draw:frame draw:style-name="gr7" draw:text-style-name="P5" draw:layer="layout" svg:width="2.068cm" svg:height="0.533cm" svg:x="17.437cm" svg:y="5.985cm">
          <draw:text-box>
            <text:p text:style-name="P2"><text:span text:style-name="T1">Nombre: </text:span></text:p>
          </draw:text-box>
        </draw:frame>
        <draw:line draw:style-name="gr1" draw:text-style-name="P1" draw:layer="layout" svg:x1="24.253cm" svg:y1="6.3cm" svg:x2="18.918cm" svg:y2="6.3cm">
          <text:p/>
        </draw:line>
        <draw:line draw:style-name="gr1" draw:text-style-name="P1" draw:layer="layout" svg:x1="24.253cm" svg:y1="7cm" svg:x2="17.4cm" svg:y2="7cm">
          <text:p/>
        </draw:line>
        <draw:line draw:style-name="gr1" draw:text-style-name="P1" draw:layer="layout" svg:x1="24.253cm" svg:y1="7.7cm" svg:x2="17.4cm" svg:y2="7.7cm">
          <text:p/>
        </draw:line>
        <draw:line draw:style-name="gr1" draw:text-style-name="P1" draw:layer="layout" svg:x1="24.253cm" svg:y1="8.4cm" svg:x2="18.637cm" svg:y2="8.4cm">
          <text:p/>
        </draw:line>
        <draw:line draw:style-name="gr1" draw:text-style-name="P1" draw:layer="layout" svg:x1="24.253cm" svg:y1="9.1cm" svg:x2="17.4cm" svg:y2="9.1cm">
          <text:p/>
        </draw:line>
        <draw:line draw:style-name="gr1" draw:text-style-name="P1" draw:layer="layout" svg:x1="24.253cm" svg:y1="9.8cm" svg:x2="19.381cm" svg:y2="9.8cm">
          <text:p/>
        </draw:line>
        <draw:line draw:style-name="gr1" draw:text-style-name="P1" draw:layer="layout" svg:x1="24.253cm" svg:y1="10.5cm" svg:x2="17.4cm" svg:y2="10.5cm">
          <text:p/>
        </draw:line>
      </draw:page>
      <draw:page draw:name="page3" draw:style-name="dp1" draw:master-page-name="master-page3">
        <draw:line draw:style-name="gr1" draw:text-style-name="P1" draw:layer="layout" svg:x1="27.17cm" svg:y1="1.3cm" svg:x2="13.966cm" svg:y2="1.3cm">
          <text:p/>
        </draw:line>
        <draw:line draw:style-name="gr1" draw:text-style-name="P1" draw:layer="layout" svg:x1="27.17cm" svg:y1="2cm" svg:x2="13.966cm" svg:y2="2cm">
          <text:p/>
        </draw:line>
        <draw:line draw:style-name="gr1" draw:text-style-name="P1" draw:layer="layout" svg:x1="27.17cm" svg:y1="2.7cm" svg:x2="13.966cm" svg:y2="2.7cm">
          <text:p/>
        </draw:line>
        <draw:line draw:style-name="gr1" draw:text-style-name="P1" draw:layer="layout" svg:x1="27.17cm" svg:y1="3.4cm" svg:x2="13.966cm" svg:y2="3.4cm">
          <text:p/>
        </draw:line>
        <draw:line draw:style-name="gr1" draw:text-style-name="P1" draw:layer="layout" svg:x1="27.17cm" svg:y1="4.1cm" svg:x2="13.966cm" svg:y2="4.1cm">
          <text:p/>
        </draw:line>
        <draw:line draw:style-name="gr1" draw:text-style-name="P1" draw:layer="layout" svg:x1="27.17cm" svg:y1="4.8cm" svg:x2="13.966cm" svg:y2="4.8cm">
          <text:p/>
        </draw:line>
        <draw:line draw:style-name="gr1" draw:text-style-name="P1" draw:layer="layout" svg:x1="27.17cm" svg:y1="5.5cm" svg:x2="13.966cm" svg:y2="5.5cm">
          <text:p/>
        </draw:line>
        <draw:line draw:style-name="gr1" draw:text-style-name="P1" draw:layer="layout" svg:x1="27.17cm" svg:y1="6.2cm" svg:x2="13.966cm" svg:y2="6.2cm">
          <text:p/>
        </draw:line>
        <draw:line draw:style-name="gr1" draw:text-style-name="P1" draw:layer="layout" svg:x1="27.17cm" svg:y1="6.9cm" svg:x2="13.966cm" svg:y2="6.9cm">
          <text:p/>
        </draw:line>
        <draw:line draw:style-name="gr1" draw:text-style-name="P1" draw:layer="layout" svg:x1="27.17cm" svg:y1="7.6cm" svg:x2="13.966cm" svg:y2="7.6cm">
          <text:p/>
        </draw:line>
        <draw:line draw:style-name="gr1" draw:text-style-name="P1" draw:layer="layout" svg:x1="27.17cm" svg:y1="8.3cm" svg:x2="13.966cm" svg:y2="8.3cm">
          <text:p/>
        </draw:line>
        <draw:line draw:style-name="gr1" draw:text-style-name="P1" draw:layer="layout" svg:x1="27.17cm" svg:y1="9cm" svg:x2="13.966cm" svg:y2="9cm">
          <text:p/>
        </draw:line>
        <draw:line draw:style-name="gr1" draw:text-style-name="P1" draw:layer="layout" svg:x1="27.17cm" svg:y1="9.7cm" svg:x2="13.966cm" svg:y2="9.7cm">
          <text:p/>
        </draw:line>
        <draw:line draw:style-name="gr1" draw:text-style-name="P1" draw:layer="layout" svg:x1="27.17cm" svg:y1="10.4cm" svg:x2="13.966cm" svg:y2="10.4cm">
          <text:p/>
        </draw:line>
        <draw:line draw:style-name="gr1" draw:text-style-name="P1" draw:layer="layout" svg:x1="27.17cm" svg:y1="11.1cm" svg:x2="13.966cm" svg:y2="11.1cm">
          <text:p/>
        </draw:line>
        <draw:line draw:style-name="gr1" draw:text-style-name="P1" draw:layer="layout" svg:x1="27.17cm" svg:y1="11.8cm" svg:x2="13.966cm" svg:y2="11.8cm">
          <text:p/>
        </draw:line>
        <draw:line draw:style-name="gr1" draw:text-style-name="P1" draw:layer="layout" svg:x1="27.17cm" svg:y1="12.5cm" svg:x2="13.966cm" svg:y2="12.5cm">
          <text:p/>
        </draw:line>
        <draw:line draw:style-name="gr1" draw:text-style-name="P1" draw:layer="layout" svg:x1="27.17cm" svg:y1="13.2cm" svg:x2="13.966cm" svg:y2="13.2cm">
          <text:p/>
        </draw:line>
        <draw:line draw:style-name="gr1" draw:text-style-name="P1" draw:layer="layout" svg:x1="27.17cm" svg:y1="13.9cm" svg:x2="13.966cm" svg:y2="13.9cm">
          <text:p/>
        </draw:line>
        <draw:line draw:style-name="gr1" draw:text-style-name="P1" draw:layer="layout" svg:x1="27.17cm" svg:y1="14.6cm" svg:x2="13.966cm" svg:y2="14.6cm">
          <text:p/>
        </draw:line>
        <draw:line draw:style-name="gr1" draw:text-style-name="P1" draw:layer="layout" svg:x1="27.17cm" svg:y1="15.3cm" svg:x2="13.966cm" svg:y2="15.3cm">
          <text:p/>
        </draw:line>
        <draw:line draw:style-name="gr1" draw:text-style-name="P1" draw:layer="layout" svg:x1="27.17cm" svg:y1="16cm" svg:x2="13.966cm" svg:y2="16cm">
          <text:p/>
        </draw:line>
        <draw:line draw:style-name="gr1" draw:text-style-name="P1" draw:layer="layout" svg:x1="27.17cm" svg:y1="16.7cm" svg:x2="13.966cm" svg:y2="16.7cm">
          <text:p/>
        </draw:line>
        <draw:line draw:style-name="gr1" draw:text-style-name="P1" draw:layer="layout" svg:x1="27.17cm" svg:y1="17.4cm" svg:x2="13.966cm" svg:y2="17.4cm">
          <text:p/>
        </draw:line>
        <draw:line draw:style-name="gr1" draw:text-style-name="P1" draw:layer="layout" svg:x1="27.17cm" svg:y1="18.1cm" svg:x2="13.966cm" svg:y2="18.1cm">
          <text:p/>
        </draw:line>
        <draw:line draw:style-name="gr1" draw:text-style-name="P1" draw:layer="layout" svg:x1="27.17cm" svg:y1="18.8cm" svg:x2="13.966cm" svg:y2="18.8cm">
          <text:p/>
        </draw:line>
        <draw:line draw:style-name="gr1" draw:text-style-name="P1" draw:layer="layout" svg:x1="27.17cm" svg:y1="19.5cm" svg:x2="13.966cm" svg:y2="19.5cm">
          <text:p/>
        </draw:line>
        <draw:line draw:style-name="gr1" draw:text-style-name="P1" draw:layer="layout" svg:x1="27.17cm" svg:y1="20.2cm" svg:x2="13.966cm" svg:y2="20.2cm">
          <text:p/>
        </draw:line>
        <draw:line draw:style-name="gr1" draw:text-style-name="P1" draw:layer="layout" svg:x1="27.17cm" svg:y1="20.9cm" svg:x2="13.966cm" svg:y2="20.9cm">
          <text:p/>
        </draw:line>
      </draw:page>
      <draw:page draw:name="page4" draw:style-name="dp1" draw:master-page-name="master-page3">
        <draw:line draw:style-name="gr1" draw:text-style-name="P1" draw:layer="layout" svg:x1="13.97cm" svg:y1="1.3cm" svg:x2="0.7cm" svg:y2="1.3cm">
          <text:p/>
        </draw:line>
        <draw:line draw:style-name="gr1" draw:text-style-name="P1" draw:layer="layout" svg:x1="13.97cm" svg:y1="2cm" svg:x2="0.7cm" svg:y2="2cm">
          <text:p/>
        </draw:line>
        <draw:line draw:style-name="gr1" draw:text-style-name="P1" draw:layer="layout" svg:x1="13.97cm" svg:y1="2.7cm" svg:x2="0.7cm" svg:y2="2.7cm">
          <text:p/>
        </draw:line>
        <draw:line draw:style-name="gr1" draw:text-style-name="P1" draw:layer="layout" svg:x1="13.97cm" svg:y1="3.4cm" svg:x2="0.7cm" svg:y2="3.4cm">
          <text:p/>
        </draw:line>
        <draw:line draw:style-name="gr1" draw:text-style-name="P1" draw:layer="layout" svg:x1="13.97cm" svg:y1="4.1cm" svg:x2="0.7cm" svg:y2="4.1cm">
          <text:p/>
        </draw:line>
        <draw:line draw:style-name="gr1" draw:text-style-name="P1" draw:layer="layout" svg:x1="13.97cm" svg:y1="4.8cm" svg:x2="0.7cm" svg:y2="4.8cm">
          <text:p/>
        </draw:line>
        <draw:line draw:style-name="gr1" draw:text-style-name="P1" draw:layer="layout" svg:x1="13.97cm" svg:y1="5.5cm" svg:x2="0.7cm" svg:y2="5.5cm">
          <text:p/>
        </draw:line>
        <draw:line draw:style-name="gr1" draw:text-style-name="P1" draw:layer="layout" svg:x1="13.97cm" svg:y1="6.2cm" svg:x2="0.7cm" svg:y2="6.2cm">
          <text:p/>
        </draw:line>
        <draw:line draw:style-name="gr1" draw:text-style-name="P1" draw:layer="layout" svg:x1="13.97cm" svg:y1="6.9cm" svg:x2="0.7cm" svg:y2="6.9cm">
          <text:p/>
        </draw:line>
        <draw:line draw:style-name="gr1" draw:text-style-name="P1" draw:layer="layout" svg:x1="13.97cm" svg:y1="7.6cm" svg:x2="0.7cm" svg:y2="7.6cm">
          <text:p/>
        </draw:line>
        <draw:line draw:style-name="gr1" draw:text-style-name="P1" draw:layer="layout" svg:x1="13.97cm" svg:y1="8.3cm" svg:x2="0.7cm" svg:y2="8.3cm">
          <text:p/>
        </draw:line>
        <draw:line draw:style-name="gr1" draw:text-style-name="P1" draw:layer="layout" svg:x1="13.97cm" svg:y1="9cm" svg:x2="0.7cm" svg:y2="9cm">
          <text:p/>
        </draw:line>
        <draw:line draw:style-name="gr1" draw:text-style-name="P1" draw:layer="layout" svg:x1="13.97cm" svg:y1="9.7cm" svg:x2="0.7cm" svg:y2="9.7cm">
          <text:p/>
        </draw:line>
        <draw:line draw:style-name="gr1" draw:text-style-name="P1" draw:layer="layout" svg:x1="13.97cm" svg:y1="10.4cm" svg:x2="0.7cm" svg:y2="10.4cm">
          <text:p/>
        </draw:line>
        <draw:line draw:style-name="gr1" draw:text-style-name="P1" draw:layer="layout" svg:x1="13.97cm" svg:y1="11.1cm" svg:x2="0.7cm" svg:y2="11.1cm">
          <text:p/>
        </draw:line>
        <draw:line draw:style-name="gr1" draw:text-style-name="P1" draw:layer="layout" svg:x1="13.97cm" svg:y1="11.8cm" svg:x2="0.7cm" svg:y2="11.8cm">
          <text:p/>
        </draw:line>
        <draw:line draw:style-name="gr1" draw:text-style-name="P1" draw:layer="layout" svg:x1="13.97cm" svg:y1="12.5cm" svg:x2="0.7cm" svg:y2="12.5cm">
          <text:p/>
        </draw:line>
        <draw:line draw:style-name="gr1" draw:text-style-name="P1" draw:layer="layout" svg:x1="13.97cm" svg:y1="13.2cm" svg:x2="0.7cm" svg:y2="13.2cm">
          <text:p/>
        </draw:line>
        <draw:line draw:style-name="gr1" draw:text-style-name="P1" draw:layer="layout" svg:x1="13.97cm" svg:y1="13.9cm" svg:x2="0.7cm" svg:y2="13.9cm">
          <text:p/>
        </draw:line>
        <draw:line draw:style-name="gr1" draw:text-style-name="P1" draw:layer="layout" svg:x1="13.97cm" svg:y1="14.6cm" svg:x2="0.7cm" svg:y2="14.6cm">
          <text:p/>
        </draw:line>
        <draw:line draw:style-name="gr1" draw:text-style-name="P1" draw:layer="layout" svg:x1="13.97cm" svg:y1="15.3cm" svg:x2="0.7cm" svg:y2="15.3cm">
          <text:p/>
        </draw:line>
        <draw:line draw:style-name="gr1" draw:text-style-name="P1" draw:layer="layout" svg:x1="13.97cm" svg:y1="16cm" svg:x2="0.7cm" svg:y2="16cm">
          <text:p/>
        </draw:line>
        <draw:line draw:style-name="gr1" draw:text-style-name="P1" draw:layer="layout" svg:x1="13.97cm" svg:y1="16.7cm" svg:x2="0.7cm" svg:y2="16.7cm">
          <text:p/>
        </draw:line>
        <draw:line draw:style-name="gr1" draw:text-style-name="P1" draw:layer="layout" svg:x1="13.97cm" svg:y1="17.4cm" svg:x2="0.7cm" svg:y2="17.4cm">
          <text:p/>
        </draw:line>
        <draw:line draw:style-name="gr1" draw:text-style-name="P1" draw:layer="layout" svg:x1="13.97cm" svg:y1="18.1cm" svg:x2="0.7cm" svg:y2="18.1cm">
          <text:p/>
        </draw:line>
        <draw:line draw:style-name="gr1" draw:text-style-name="P1" draw:layer="layout" svg:x1="13.97cm" svg:y1="18.8cm" svg:x2="0.7cm" svg:y2="18.8cm">
          <text:p/>
        </draw:line>
        <draw:line draw:style-name="gr1" draw:text-style-name="P1" draw:layer="layout" svg:x1="13.97cm" svg:y1="19.5cm" svg:x2="0.7cm" svg:y2="19.5cm">
          <text:p/>
        </draw:line>
        <draw:line draw:style-name="gr1" draw:text-style-name="P1" draw:layer="layout" svg:x1="13.97cm" svg:y1="20.2cm" svg:x2="0.7cm" svg:y2="20.2cm">
          <text:p/>
        </draw:line>
        <draw:line draw:style-name="gr1" draw:text-style-name="P1" draw:layer="layout" svg:x1="13.97cm" svg:y1="20.9cm" svg:x2="0.7cm" svg:y2="20.9cm">
          <text:p/>
        </draw:line>
      </draw:page>
      <draw:page draw:name="page5" draw:style-name="dp1" draw:master-page-name="master-page3">
        <draw:line draw:style-name="gr1" draw:text-style-name="P1" draw:layer="layout" svg:x1="27.17cm" svg:y1="1.3cm" svg:x2="0.7cm" svg:y2="1.3cm">
          <text:p/>
        </draw:line>
        <draw:line draw:style-name="gr1" draw:text-style-name="P1" draw:layer="layout" svg:x1="27.17cm" svg:y1="2cm" svg:x2="0.7cm" svg:y2="2cm">
          <text:p/>
        </draw:line>
        <draw:line draw:style-name="gr1" draw:text-style-name="P1" draw:layer="layout" svg:x1="27.17cm" svg:y1="2.7cm" svg:x2="0.7cm" svg:y2="2.7cm">
          <text:p/>
        </draw:line>
        <draw:line draw:style-name="gr1" draw:text-style-name="P1" draw:layer="layout" svg:x1="27.17cm" svg:y1="3.4cm" svg:x2="0.7cm" svg:y2="3.4cm">
          <text:p/>
        </draw:line>
        <draw:line draw:style-name="gr1" draw:text-style-name="P1" draw:layer="layout" svg:x1="27.17cm" svg:y1="4.1cm" svg:x2="0.7cm" svg:y2="4.1cm">
          <text:p/>
        </draw:line>
        <draw:line draw:style-name="gr1" draw:text-style-name="P1" draw:layer="layout" svg:x1="27.17cm" svg:y1="4.8cm" svg:x2="0.7cm" svg:y2="4.8cm">
          <text:p/>
        </draw:line>
        <draw:line draw:style-name="gr1" draw:text-style-name="P1" draw:layer="layout" svg:x1="27.17cm" svg:y1="5.5cm" svg:x2="0.7cm" svg:y2="5.5cm">
          <text:p/>
        </draw:line>
        <draw:line draw:style-name="gr1" draw:text-style-name="P1" draw:layer="layout" svg:x1="27.17cm" svg:y1="6.2cm" svg:x2="0.7cm" svg:y2="6.2cm">
          <text:p/>
        </draw:line>
        <draw:line draw:style-name="gr1" draw:text-style-name="P1" draw:layer="layout" svg:x1="27.17cm" svg:y1="6.9cm" svg:x2="0.7cm" svg:y2="6.9cm">
          <text:p/>
        </draw:line>
        <draw:line draw:style-name="gr1" draw:text-style-name="P1" draw:layer="layout" svg:x1="27.17cm" svg:y1="7.6cm" svg:x2="0.7cm" svg:y2="7.6cm">
          <text:p/>
        </draw:line>
        <draw:line draw:style-name="gr1" draw:text-style-name="P1" draw:layer="layout" svg:x1="27.17cm" svg:y1="8.3cm" svg:x2="0.7cm" svg:y2="8.3cm">
          <text:p/>
        </draw:line>
        <draw:line draw:style-name="gr1" draw:text-style-name="P1" draw:layer="layout" svg:x1="27.17cm" svg:y1="9cm" svg:x2="0.7cm" svg:y2="9cm">
          <text:p/>
        </draw:line>
        <draw:line draw:style-name="gr1" draw:text-style-name="P1" draw:layer="layout" svg:x1="27.17cm" svg:y1="9.7cm" svg:x2="0.7cm" svg:y2="9.7cm">
          <text:p/>
        </draw:line>
        <draw:line draw:style-name="gr1" draw:text-style-name="P1" draw:layer="layout" svg:x1="27.17cm" svg:y1="10.4cm" svg:x2="0.7cm" svg:y2="10.4cm">
          <text:p/>
        </draw:line>
        <draw:line draw:style-name="gr1" draw:text-style-name="P1" draw:layer="layout" svg:x1="27.17cm" svg:y1="11.1cm" svg:x2="0.7cm" svg:y2="11.1cm">
          <text:p/>
        </draw:line>
        <draw:line draw:style-name="gr1" draw:text-style-name="P1" draw:layer="layout" svg:x1="27.17cm" svg:y1="11.8cm" svg:x2="0.7cm" svg:y2="11.8cm">
          <text:p/>
        </draw:line>
        <draw:line draw:style-name="gr1" draw:text-style-name="P1" draw:layer="layout" svg:x1="27.17cm" svg:y1="12.5cm" svg:x2="0.7cm" svg:y2="12.5cm">
          <text:p/>
        </draw:line>
        <draw:line draw:style-name="gr1" draw:text-style-name="P1" draw:layer="layout" svg:x1="27.17cm" svg:y1="13.2cm" svg:x2="0.7cm" svg:y2="13.2cm">
          <text:p/>
        </draw:line>
        <draw:line draw:style-name="gr1" draw:text-style-name="P1" draw:layer="layout" svg:x1="27.17cm" svg:y1="13.9cm" svg:x2="0.7cm" svg:y2="13.9cm">
          <text:p/>
        </draw:line>
        <draw:line draw:style-name="gr1" draw:text-style-name="P1" draw:layer="layout" svg:x1="27.17cm" svg:y1="14.6cm" svg:x2="0.7cm" svg:y2="14.6cm">
          <text:p/>
        </draw:line>
        <draw:line draw:style-name="gr1" draw:text-style-name="P1" draw:layer="layout" svg:x1="27.17cm" svg:y1="15.3cm" svg:x2="0.7cm" svg:y2="15.3cm">
          <text:p/>
        </draw:line>
        <draw:line draw:style-name="gr1" draw:text-style-name="P1" draw:layer="layout" svg:x1="27.17cm" svg:y1="16cm" svg:x2="0.7cm" svg:y2="16cm">
          <text:p/>
        </draw:line>
        <draw:line draw:style-name="gr1" draw:text-style-name="P1" draw:layer="layout" svg:x1="27.17cm" svg:y1="16.7cm" svg:x2="0.7cm" svg:y2="16.7cm">
          <text:p/>
        </draw:line>
        <draw:line draw:style-name="gr1" draw:text-style-name="P1" draw:layer="layout" svg:x1="27.17cm" svg:y1="17.4cm" svg:x2="0.7cm" svg:y2="17.4cm">
          <text:p/>
        </draw:line>
        <draw:line draw:style-name="gr1" draw:text-style-name="P1" draw:layer="layout" svg:x1="27.17cm" svg:y1="18.1cm" svg:x2="0.7cm" svg:y2="18.1cm">
          <text:p/>
        </draw:line>
        <draw:line draw:style-name="gr1" draw:text-style-name="P1" draw:layer="layout" svg:x1="27.17cm" svg:y1="18.8cm" svg:x2="0.7cm" svg:y2="18.8cm">
          <text:p/>
        </draw:line>
        <draw:line draw:style-name="gr1" draw:text-style-name="P1" draw:layer="layout" svg:x1="27.17cm" svg:y1="19.5cm" svg:x2="0.7cm" svg:y2="19.5cm">
          <text:p/>
        </draw:line>
        <draw:line draw:style-name="gr1" draw:text-style-name="P1" draw:layer="layout" svg:x1="27.17cm" svg:y1="20.2cm" svg:x2="0.7cm" svg:y2="20.2cm">
          <text:p/>
        </draw:line>
        <draw:line draw:style-name="gr1" draw:text-style-name="P1" draw:layer="layout" svg:x1="27.17cm" svg:y1="20.9cm" svg:x2="0.7cm" svg:y2="20.9cm">
          <text:p/>
        </draw:line>
      </draw:page>
      <draw:page draw:name="page6" draw:style-name="dp1" draw:master-page-name="master-page3">
        <draw:line draw:style-name="gr1" draw:text-style-name="P1" draw:layer="layout" svg:x1="27.17cm" svg:y1="0.7cm" svg:x2="13.966cm" svg:y2="0.7cm">
          <text:p/>
        </draw:line>
        <draw:line draw:style-name="gr1" draw:text-style-name="P1" draw:layer="layout" svg:x1="27.17cm" svg:y1="1.4cm" svg:x2="13.966cm" svg:y2="1.4cm">
          <text:p/>
        </draw:line>
        <draw:line draw:style-name="gr1" draw:text-style-name="P1" draw:layer="layout" svg:x1="27.17cm" svg:y1="2.1cm" svg:x2="13.966cm" svg:y2="2.1cm">
          <text:p/>
        </draw:line>
        <draw:line draw:style-name="gr1" draw:text-style-name="P1" draw:layer="layout" svg:x1="27.17cm" svg:y1="2.8cm" svg:x2="13.966cm" svg:y2="2.8cm">
          <text:p/>
        </draw:line>
        <draw:line draw:style-name="gr1" draw:text-style-name="P1" draw:layer="layout" svg:x1="27.17cm" svg:y1="3.5cm" svg:x2="13.966cm" svg:y2="3.5cm">
          <text:p/>
        </draw:line>
        <draw:line draw:style-name="gr1" draw:text-style-name="P1" draw:layer="layout" svg:x1="27.17cm" svg:y1="4.2cm" svg:x2="13.966cm" svg:y2="4.2cm">
          <text:p/>
        </draw:line>
        <draw:line draw:style-name="gr1" draw:text-style-name="P1" draw:layer="layout" svg:x1="27.17cm" svg:y1="4.9cm" svg:x2="13.966cm" svg:y2="4.9cm">
          <text:p/>
        </draw:line>
        <draw:line draw:style-name="gr1" draw:text-style-name="P1" draw:layer="layout" svg:x1="27.17cm" svg:y1="5.6cm" svg:x2="13.966cm" svg:y2="5.6cm">
          <text:p/>
        </draw:line>
        <draw:line draw:style-name="gr1" draw:text-style-name="P1" draw:layer="layout" svg:x1="27.17cm" svg:y1="6.3cm" svg:x2="13.966cm" svg:y2="6.3cm">
          <text:p/>
        </draw:line>
        <draw:line draw:style-name="gr1" draw:text-style-name="P1" draw:layer="layout" svg:x1="27.17cm" svg:y1="7cm" svg:x2="13.966cm" svg:y2="7cm">
          <text:p/>
        </draw:line>
        <draw:line draw:style-name="gr1" draw:text-style-name="P1" draw:layer="layout" svg:x1="27.17cm" svg:y1="7.7cm" svg:x2="13.966cm" svg:y2="7.7cm">
          <text:p/>
        </draw:line>
        <draw:line draw:style-name="gr1" draw:text-style-name="P1" draw:layer="layout" svg:x1="27.17cm" svg:y1="8.4cm" svg:x2="13.966cm" svg:y2="8.4cm">
          <text:p/>
        </draw:line>
        <draw:line draw:style-name="gr1" draw:text-style-name="P1" draw:layer="layout" svg:x1="27.17cm" svg:y1="9.1cm" svg:x2="13.966cm" svg:y2="9.1cm">
          <text:p/>
        </draw:line>
        <draw:line draw:style-name="gr1" draw:text-style-name="P1" draw:layer="layout" svg:x1="27.17cm" svg:y1="9.8cm" svg:x2="13.966cm" svg:y2="9.8cm">
          <text:p/>
        </draw:line>
        <draw:line draw:style-name="gr1" draw:text-style-name="P1" draw:layer="layout" svg:x1="27.17cm" svg:y1="10.5cm" svg:x2="13.966cm" svg:y2="10.5cm">
          <text:p/>
        </draw:line>
        <draw:line draw:style-name="gr1" draw:text-style-name="P1" draw:layer="layout" svg:x1="27.17cm" svg:y1="11.2cm" svg:x2="13.966cm" svg:y2="11.2cm">
          <text:p/>
        </draw:line>
        <draw:line draw:style-name="gr1" draw:text-style-name="P1" draw:layer="layout" svg:x1="27.17cm" svg:y1="11.9cm" svg:x2="13.966cm" svg:y2="11.9cm">
          <text:p/>
        </draw:line>
        <draw:line draw:style-name="gr1" draw:text-style-name="P1" draw:layer="layout" svg:x1="27.17cm" svg:y1="12.6cm" svg:x2="13.966cm" svg:y2="12.6cm">
          <text:p/>
        </draw:line>
        <draw:line draw:style-name="gr1" draw:text-style-name="P1" draw:layer="layout" svg:x1="27.17cm" svg:y1="13.3cm" svg:x2="13.966cm" svg:y2="13.3cm">
          <text:p/>
        </draw:line>
        <draw:line draw:style-name="gr1" draw:text-style-name="P1" draw:layer="layout" svg:x1="27.17cm" svg:y1="14cm" svg:x2="13.966cm" svg:y2="14cm">
          <text:p/>
        </draw:line>
        <draw:line draw:style-name="gr1" draw:text-style-name="P1" draw:layer="layout" svg:x1="27.17cm" svg:y1="14.7cm" svg:x2="13.966cm" svg:y2="14.7cm">
          <text:p/>
        </draw:line>
        <draw:line draw:style-name="gr1" draw:text-style-name="P1" draw:layer="layout" svg:x1="27.17cm" svg:y1="15.4cm" svg:x2="13.966cm" svg:y2="15.4cm">
          <text:p/>
        </draw:line>
        <draw:line draw:style-name="gr1" draw:text-style-name="P1" draw:layer="layout" svg:x1="27.17cm" svg:y1="16.1cm" svg:x2="13.966cm" svg:y2="16.1cm">
          <text:p/>
        </draw:line>
        <draw:line draw:style-name="gr1" draw:text-style-name="P1" draw:layer="layout" svg:x1="27.17cm" svg:y1="16.8cm" svg:x2="13.966cm" svg:y2="16.8cm">
          <text:p/>
        </draw:line>
        <draw:line draw:style-name="gr1" draw:text-style-name="P1" draw:layer="layout" svg:x1="27.17cm" svg:y1="17.5cm" svg:x2="13.966cm" svg:y2="17.5cm">
          <text:p/>
        </draw:line>
        <draw:line draw:style-name="gr1" draw:text-style-name="P1" draw:layer="layout" svg:x1="27.17cm" svg:y1="18.2cm" svg:x2="13.966cm" svg:y2="18.2cm">
          <text:p/>
        </draw:line>
        <draw:line draw:style-name="gr1" draw:text-style-name="P1" draw:layer="layout" svg:x1="27.17cm" svg:y1="18.9cm" svg:x2="13.966cm" svg:y2="18.9cm">
          <text:p/>
        </draw:line>
        <draw:line draw:style-name="gr1" draw:text-style-name="P1" draw:layer="layout" svg:x1="27.17cm" svg:y1="19.6cm" svg:x2="13.966cm" svg:y2="19.6cm">
          <text:p/>
        </draw:line>
        <draw:line draw:style-name="gr1" draw:text-style-name="P1" draw:layer="layout" svg:x1="27.17cm" svg:y1="20.3cm" svg:x2="13.966cm" svg:y2="20.3cm">
          <text:p/>
        </draw:line>
        <draw:frame draw:style-name="gr8" draw:text-style-name="P6" draw:layer="layout" svg:width="2.479cm" svg:height="0.395cm" svg:x="6.147cm" svg:y="15.809cm">
          <draw:text-box>
            <text:p text:style-name="P2"><text:span text:style-name="T4">Hecho a mano.</text:span></text:p>
          </draw:text-box>
        </draw:frame>
        <draw:frame draw:style-name="gr9" draw:text-style-name="P6" draw:layer="layout" svg:width="3.241cm" svg:height="0.395cm" svg:x="5.724cm" svg:y="16.25cm">
          <draw:text-box>
            <text:p text:style-name="P2"><text:span text:style-name="T4">Queretaro Mexico.</text:span></text:p>
          </draw:text-box>
        </draw:frame>
        <draw:frame draw:style-name="gr10" draw:text-style-name="P6" draw:layer="layout" svg:width="5.874cm" svg:height="0.395cm" svg:x="4.242cm" svg:y="16.691cm">
          <draw:text-box>
            <text:p text:style-name="P2"><text:span text:style-name="T4">Email: diariosdevico</text:span><text:span text:style-name="T5"> <text:s/></text:span><text:span text:style-name="T4">gmail.com</text:span></text:p>
          </draw:text-box>
        </draw:frame>
        <draw:frame draw:style-name="gr11" draw:text-style-name="P6" draw:layer="layout" svg:width="4.574cm" svg:height="0.395cm" svg:x="4.983cm" svg:y="17.132cm">
          <draw:text-box>
            <text:p text:style-name="P2"><text:span text:style-name="T4">Facebook: /diariosdevico</text:span></text:p>
          </draw:text-box>
        </draw:frame>
        <draw:frame draw:style-name="gr12" draw:text-style-name="P6" draw:layer="layout" svg:width="4.765cm" svg:height="0.395cm" svg:x="4.877cm" svg:y="17.573cm">
          <draw:text-box>
            <text:p text:style-name="P2"><text:span text:style-name="T4">Instagram: /diariosdevico</text:span></text:p>
          </draw:text-box>
        </draw:frame>
        <draw:path draw:style-name="gr3" draw:text-style-name="P7" draw:layer="layout" svg:width="0.064cm" svg:height="0.071cm" svg:x="6.63cm" svg:y="16.274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3" draw:text-style-name="P7" draw:layer="layout" svg:width="0.172cm" svg:height="0.177cm" svg:x="8.14cm" svg:y="16.828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3" draw:text-style-name="P7" draw:layer="layout" svg:width="0.257cm" svg:height="0.282cm" svg:x="8.08cm" svg:y="16.779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3" draw:text-style-name="P6" draw:layer="layout" svg:width="6.67cm" svg:height="0.395cm" svg:x="3.819cm" svg:y="18.014cm">
          <draw:text-box>
            <text:p text:style-name="P2"><text:span text:style-name="T4">https://diariosdevico.wordpress.com</text:span></text:p>
          </draw:text-box>
        </draw:frame>
        <draw:path draw:style-name="gr14" draw:text-style-name="P8" draw:layer="layout" svg:width="0.064cm" svg:height="0.07cm" svg:x="7.96cm" svg:y="16.27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3" draw:text-style-name="P7" draw:layer="layout" svg:width="0.064cm" svg:height="0.071cm" svg:x="7.96cm" svg:y="16.275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5" draw:text-style-name="P9" draw:layer="layout" svg:width="1.298cm" svg:height="1.835cm" svg:x="6.547cm" svg:y="18.206cm">
          <draw:image xlink:href="Pictures/100056B8000052220000741E44FA47160C50613C.svg" xlink:type="simple" xlink:show="embed" xlink:actuate="onLoad" draw:mime-type="image/svg+xml">
            <text:p/>
          </draw:image>
          <draw:image xlink:href="Pictures/100000010000025300000349C39A49A1C450550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2T10:12:06.256735136</dc:date>
    <meta:editing-duration>PT2H41S</meta:editing-duration>
    <meta:editing-cycles>8</meta:editing-cycles>
    <meta:generator>LibreOffice/7.2.5.2.0$Linux_X86_64 LibreOffice_project/20$Build-2</meta:generator>
    <meta:document-statistic meta:object-count="204"/>
  </office:meta>
</office:document-meta>
</file>